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4.92125cm"/>
    </style:style>
    <style:style style:name="co7" style:family="table-column">
      <style:table-column-properties fo:break-before="auto" style:column-width="4.81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1" table:number-columns-repeated="16374" table:default-cell-style-name="ce1"/>
        <table:table-row table:style-name="ro1">
          <table:table-cell table:style-name="ce1"/>
          <table:table-cell office:value-type="string" table:style-name="ce1">
            <text:p>Transmitter Side Part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Part type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Package</text:p>
          </table:table-cell>
          <table:table-cell office:value-type="string" table:style-name="ce1">
            <text:p>Schematic No</text:p>
          </table:table-cell>
          <table:table-cell office:value-type="string" table:style-name="ce1">
            <text:p>Part numbe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Total no for both boards</text:p>
          </table:table-cell>
          <table:table-cell office:value-type="string" table:style-name="ce1">
            <text:p>Product Pag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ve</text:p>
          </table:table-cell>
          <table:table-cell office:value-type="string" table:style-name="ce1">
            <text:p>Resistor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R18</text:p>
          </table:table-cell>
          <table:table-cell table:style-name="ce2"/>
          <table:table-cell office:value-type="string" table:style-name="ce1">
            <text:p>Hysteresis placeholder</text:p>
          </table:table-cell>
          <table:table-cell office:value-type="float" office:value="1" table:formula="of:=IF(ISNA(VLOOKUP([.C4];[.$C$46:.$D$90];2;0)+[.D4]); [.D4]; VLOOKUP([.C4];[.$C$46:.$D$90];2;0)+[.D4])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Resistor</text:p>
          </table:table-cell>
          <table:table-cell office:value-type="string" table:style-name="ce2">
            <text:p>10M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R9, R16</text:p>
          </table:table-cell>
          <table:table-cell table:style-name="ce2"/>
          <table:table-cell table:style-name="ce1"/>
          <table:table-cell office:value-type="float" office:value="2" table:formula="of:=IF(ISNA(VLOOKUP([.C5];[.$C$46:.$D$90];2;0)+[.D5]); [.D5]; VLOOKUP([.C5];[.$C$46:.$D$90];2;0)+[.D5])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ave</text:p>
          </table:table-cell>
          <table:table-cell office:value-type="string" table:style-name="ce1">
            <text:p>Resistor</text:p>
          </table:table-cell>
          <table:table-cell office:value-type="string" table:style-name="ce2">
            <text:p>10k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R2</text:p>
          </table:table-cell>
          <table:table-cell table:style-name="ce2"/>
          <table:table-cell table:style-name="ce1"/>
          <table:table-cell office:value-type="float" office:value="6" table:formula="of:=IF(ISNA(VLOOKUP([.C6];[.$C$46:.$D$90];2;0)+[.D6]); [.D6]; VLOOKUP([.C6];[.$C$46:.$D$90];2;0)+[.D6])" table:style-name="ce1">
            <text:p>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Resistor</text:p>
          </table:table-cell>
          <table:table-cell office:value-type="string" table:style-name="ce2">
            <text:p>15k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R6</text:p>
          </table:table-cell>
          <table:table-cell table:style-name="ce2"/>
          <table:table-cell table:style-name="ce1"/>
          <table:table-cell office:value-type="float" office:value="1" table:formula="of:=IF(ISNA(VLOOKUP([.C7];[.$C$46:.$D$90];2;0)+[.D7]); [.D7]; VLOOKUP([.C7];[.$C$46:.$D$90];2;0)+[.D7])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ave</text:p>
          </table:table-cell>
          <table:table-cell office:value-type="string" table:style-name="ce1">
            <text:p>Resistor</text:p>
          </table:table-cell>
          <table:table-cell office:value-type="string" table:style-name="ce2">
            <text:p>1G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2512</text:p>
          </table:table-cell>
          <table:table-cell office:value-type="string" table:style-name="ce2">
            <text:p>R1</text:p>
          </table:table-cell>
          <table:table-cell table:style-name="ce2"/>
          <table:table-cell office:value-type="string" table:style-name="ce1">
            <text:p>Sense resistor</text:p>
          </table:table-cell>
          <table:table-cell office:value-type="float" office:value="1" table:formula="of:=IF(ISNA(VLOOKUP([.C8];[.$C$46:.$D$90];2;0)+[.D8]); [.D8]; VLOOKUP([.C8];[.$C$46:.$D$90];2;0)+[.D8])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ave</text:p>
          </table:table-cell>
          <table:table-cell office:value-type="string" table:style-name="ce1">
            <text:p>Resistor</text:p>
          </table:table-cell>
          <table:table-cell office:value-type="string" table:style-name="ce2">
            <text:p>1k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R3, R14</text:p>
          </table:table-cell>
          <table:table-cell table:style-name="ce2"/>
          <table:table-cell table:style-name="ce1"/>
          <table:table-cell office:value-type="float" office:value="7" table:formula="of:=IF(ISNA(VLOOKUP([.C9];[.$C$46:.$D$90];2;0)+[.D9]); [.D9]; VLOOKUP([.C9];[.$C$46:.$D$90];2;0)+[.D9])" table:style-name="ce1">
            <text:p>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Resistor</text:p>
          </table:table-cell>
          <table:table-cell office:value-type="string" table:style-name="ce2">
            <text:p>270k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R10</text:p>
          </table:table-cell>
          <table:table-cell table:style-name="ce2"/>
          <table:table-cell table:style-name="ce1"/>
          <table:table-cell office:value-type="float" office:value="1" table:formula="of:=IF(ISNA(VLOOKUP([.C10];[.$C$46:.$D$90];2;0)+[.D10]); [.D10]; VLOOKUP([.C10];[.$C$46:.$D$90];2;0)+[.D10])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3.3M</text:p>
          </table:table-cell>
          <table:table-cell office:value-type="string" table:style-name="ce1">
            <text:p>Resistor</text:p>
          </table:table-cell>
          <table:table-cell office:value-type="string" table:style-name="ce2">
            <text:p>3.6M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R15</text:p>
          </table:table-cell>
          <table:table-cell table:style-name="ce2"/>
          <table:table-cell table:style-name="ce1"/>
          <table:table-cell office:value-type="float" office:value="1" table:formula="of:=IF(ISNA(VLOOKUP([.C11];[.$C$46:.$D$90];2;0)+[.D11]); [.D11]; VLOOKUP([.C11];[.$C$46:.$D$90];2;0)+[.D11])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Resistor</text:p>
          </table:table-cell>
          <table:table-cell office:value-type="string" table:style-name="ce2">
            <text:p>3.9M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R5, R8</text:p>
          </table:table-cell>
          <table:table-cell table:style-name="ce2"/>
          <table:table-cell table:style-name="ce1"/>
          <table:table-cell office:value-type="float" office:value="2" table:formula="of:=IF(ISNA(VLOOKUP([.C12];[.$C$46:.$D$90];2;0)+[.D12]); [.D12]; VLOOKUP([.C12];[.$C$46:.$D$90];2;0)+[.D12])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Resistor</text:p>
          </table:table-cell>
          <table:table-cell office:value-type="string" table:style-name="ce2">
            <text:p>360k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R12</text:p>
          </table:table-cell>
          <table:table-cell table:style-name="ce2"/>
          <table:table-cell table:style-name="ce1"/>
          <table:table-cell office:value-type="float" office:value="1" table:formula="of:=IF(ISNA(VLOOKUP([.C13];[.$C$46:.$D$90];2;0)+[.D13]); [.D13]; VLOOKUP([.C13];[.$C$46:.$D$90];2;0)+[.D13])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Resistor</text:p>
          </table:table-cell>
          <table:table-cell office:value-type="string" table:style-name="ce2">
            <text:p>39k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R13, R17</text:p>
          </table:table-cell>
          <table:table-cell table:style-name="ce2"/>
          <table:table-cell table:style-name="ce1"/>
          <table:table-cell office:value-type="float" office:value="1" table:formula="of:=IF(ISNA(VLOOKUP([.C14];[.$C$46:.$D$90];2;0)+[.D14]); [.D14]; VLOOKUP([.C14];[.$C$46:.$D$90];2;0)+[.D14])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Resistor</text:p>
          </table:table-cell>
          <table:table-cell office:value-type="string" table:style-name="ce2">
            <text:p>4.3k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R20</text:p>
          </table:table-cell>
          <table:table-cell table:style-name="ce2"/>
          <table:table-cell table:style-name="ce1"/>
          <table:table-cell office:value-type="float" office:value="1" table:formula="of:=IF(ISNA(VLOOKUP([.C15];[.$C$46:.$D$90];2;0)+[.D15]); [.D15]; VLOOKUP([.C15];[.$C$46:.$D$90];2;0)+[.D15])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Resistor</text:p>
          </table:table-cell>
          <table:table-cell office:value-type="string" table:style-name="ce2">
            <text:p>562k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R4</text:p>
          </table:table-cell>
          <table:table-cell table:style-name="ce2"/>
          <table:table-cell office:value-type="string" table:style-name="ce1">
            <text:p>1% metal film</text:p>
          </table:table-cell>
          <table:table-cell office:value-type="float" office:value="1" table:formula="of:=IF(ISNA(VLOOKUP([.C16];[.$C$46:.$D$90];2;0)+[.D16]); [.D16]; VLOOKUP([.C16];[.$C$46:.$D$90];2;0)+[.D16])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Trimpot</text:p>
          </table:table-cell>
          <table:table-cell office:value-type="string" table:style-name="ce2">
            <text:p>100k</text:p>
          </table:table-cell>
          <table:table-cell office:value-type="float" office:value="1" table:style-name="ce2">
            <text:p>1</text:p>
          </table:table-cell>
          <table:table-cell table:style-name="ce3"/>
          <table:table-cell office:value-type="string" table:style-name="ce2">
            <text:p>R7</text:p>
          </table:table-cell>
          <table:table-cell office:value-type="string" table:style-name="ce2">
            <text:p>3386C-1-104</text:p>
          </table:table-cell>
          <table:table-cell table:style-name="ce1"/>
          <table:table-cell office:value-type="float" office:value="5" table:formula="of:=IF(ISNA(VLOOKUP([.C17];[.$C$46:.$D$90];2;0)+[.D17]); [.D17]; VLOOKUP([.C17];[.$C$46:.$D$90];2;0)+[.D17])" table:style-name="ce1">
            <text:p>5</text:p>
          </table:table-cell>
          <table:table-cell office:value-type="string" table:style-name="ce1">
            <text:p>https://www.mouser.co.uk/ProductDetail/Bourns/3386C-1-104LF?qs=sGAEpiMZZMvygUB3GLcD7rufck0TIBKyw2qdK8hIS4E%3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Capacitor</text:p>
          </table:table-cell>
          <table:table-cell office:value-type="string" table:style-name="ce2">
            <text:p>50n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C5</text:p>
          </table:table-cell>
          <table:table-cell table:style-name="ce2"/>
          <table:table-cell table:style-name="ce1"/>
          <table:table-cell office:value-type="float" office:value="1" table:formula="of:=IF(ISNA(VLOOKUP([.C18];[.$C$46:.$D$90];2;0)+[.D18]); [.D18]; VLOOKUP([.C18];[.$C$46:.$D$90];2;0)+[.D18])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ave</text:p>
          </table:table-cell>
          <table:table-cell office:value-type="string" table:style-name="ce1">
            <text:p>Capacitor</text:p>
          </table:table-cell>
          <table:table-cell office:value-type="string" table:style-name="ce2">
            <text:p>0.1u</text:p>
          </table:table-cell>
          <table:table-cell office:value-type="float" office:value="6" table:style-name="ce2">
            <text:p>6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C6, C8, C10, C11, C12, C17</text:p>
          </table:table-cell>
          <table:table-cell table:style-name="ce2"/>
          <table:table-cell table:style-name="ce1"/>
          <table:table-cell office:value-type="float" office:value="24" table:formula="of:=IF(ISNA(VLOOKUP([.C19];[.$C$46:.$D$90];2;0)+[.D19]); [.D19]; VLOOKUP([.C19];[.$C$46:.$D$90];2;0)+[.D19])" table:style-name="ce1">
            <text:p>2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ave</text:p>
          </table:table-cell>
          <table:table-cell office:value-type="string" table:style-name="ce1">
            <text:p>Capacitor</text:p>
          </table:table-cell>
          <table:table-cell office:value-type="string" table:style-name="ce2">
            <text:p>100p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C3</text:p>
          </table:table-cell>
          <table:table-cell table:style-name="ce2"/>
          <table:table-cell office:value-type="string" table:style-name="ce1">
            <text:p>Styrene</text:p>
          </table:table-cell>
          <table:table-cell office:value-type="float" office:value="1" table:formula="of:=IF(ISNA(VLOOKUP([.C20];[.$C$46:.$D$90];2;0)+[.D20]); [.D20]; VLOOKUP([.C20];[.$C$46:.$D$90];2;0)+[.D20])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Capacitor</text:p>
          </table:table-cell>
          <table:table-cell office:value-type="string" table:style-name="ce2">
            <text:p>12p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C2</text:p>
          </table:table-cell>
          <table:table-cell table:style-name="ce2"/>
          <table:table-cell table:style-name="ce1"/>
          <table:table-cell office:value-type="float" office:value="1" table:formula="of:=IF(ISNA(VLOOKUP([.C21];[.$C$46:.$D$90];2;0)+[.D21]); [.D21]; VLOOKUP([.C21];[.$C$46:.$D$90];2;0)+[.D21])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ave</text:p>
          </table:table-cell>
          <table:table-cell office:value-type="string" table:style-name="ce1">
            <text:p>Capacitor</text:p>
          </table:table-cell>
          <table:table-cell office:value-type="string" table:style-name="ce2">
            <text:p>4.7u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C7, C15</text:p>
          </table:table-cell>
          <table:table-cell table:style-name="ce2"/>
          <table:table-cell table:style-name="ce1"/>
          <table:table-cell office:value-type="float" office:value="5" table:formula="of:=IF(ISNA(VLOOKUP([.C22];[.$C$46:.$D$90];2;0)+[.D22]); [.D22]; VLOOKUP([.C22];[.$C$46:.$D$90];2;0)+[.D22])" table:style-name="ce1">
            <text:p>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Capacitor</text:p>
          </table:table-cell>
          <table:table-cell office:value-type="string" table:style-name="ce2">
            <text:p>8.2n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C1</text:p>
          </table:table-cell>
          <table:table-cell table:style-name="ce2"/>
          <table:table-cell table:style-name="ce1"/>
          <table:table-cell office:value-type="float" office:value="1" table:formula="of:=IF(ISNA(VLOOKUP([.C23];[.$C$46:.$D$90];2;0)+[.D23]); [.D23]; VLOOKUP([.C23];[.$C$46:.$D$90];2;0)+[.D23])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ave</text:p>
          </table:table-cell>
          <table:table-cell office:value-type="string" table:style-name="ce1">
            <text:p>Capacitor</text:p>
          </table:table-cell>
          <table:table-cell office:value-type="string" table:style-name="ce2">
            <text:p>1u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C4</text:p>
          </table:table-cell>
          <table:table-cell table:style-name="ce2"/>
          <table:table-cell table:style-name="ce1"/>
          <table:table-cell office:value-type="float" office:value="2" table:formula="of:=IF(ISNA(VLOOKUP([.C24];[.$C$46:.$D$90];2;0)+[.D24]); [.D24]; VLOOKUP([.C24];[.$C$46:.$D$90];2;0)+[.D24])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Diode</text:p>
          </table:table-cell>
          <table:table-cell office:value-type="string" office:string-value="1N4148" table:formula="of:=[.G25]" table:style-name="ce2">
            <text:p>1N4148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SOD-323</text:p>
          </table:table-cell>
          <table:table-cell office:value-type="string" table:style-name="ce2">
            <text:p>D8, D11</text:p>
          </table:table-cell>
          <table:table-cell office:value-type="string" table:style-name="ce2">
            <text:p>1N4148</text:p>
          </table:table-cell>
          <table:table-cell table:style-name="ce1"/>
          <table:table-cell office:value-type="float" office:value="5" table:formula="of:=IF(ISNA(VLOOKUP([.C25];[.$C$46:.$D$90];2;0)+[.D25]); [.D25]; VLOOKUP([.C25];[.$C$46:.$D$90];2;0)+[.D25])" table:style-name="ce1">
            <text:p>5</text:p>
          </table:table-cell>
          <table:table-cell office:value-type="string" table:style-name="ce1">
            <text:p>https://www.mouser.co.uk/ProductDetail/Micro-Commercial-Components-MCC/1N4148WX-TP?qs=%2Fha2pyFaduhC1FjhIIzAme35GOdsbqreJL%2Fnobubsug%3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Schottky</text:p>
          </table:table-cell>
          <table:table-cell office:value-type="string" office:string-value="BAS70" table:formula="of:=[.G26]" table:style-name="ce2">
            <text:p>BAS70</text:p>
          </table:table-cell>
          <table:table-cell office:value-type="float" office:value="9" table:style-name="ce2">
            <text:p>9</text:p>
          </table:table-cell>
          <table:table-cell office:value-type="string" table:style-name="ce3">
            <text:p>SOT23</text:p>
          </table:table-cell>
          <table:table-cell office:value-type="string" table:style-name="ce2">
            <text:p>D1-D7, D9, D10</text:p>
          </table:table-cell>
          <table:table-cell office:value-type="string" table:style-name="ce2">
            <text:p>BAS70</text:p>
          </table:table-cell>
          <table:table-cell table:style-name="ce1"/>
          <table:table-cell office:value-type="float" office:value="11" table:formula="of:=IF(ISNA(VLOOKUP([.C26];[.$C$46:.$D$90];2;0)+[.D26]); [.D26]; VLOOKUP([.C26];[.$C$46:.$D$90];2;0)+[.D26])" table:style-name="ce1">
            <text:p>11</text:p>
          </table:table-cell>
          <table:table-cell office:value-type="string" table:style-name="ce1">
            <text:p>https://www.mouser.co.uk/ProductDetail/Diodes-Incorporated/BAS70-7-F?qs=sGAEpiMZZMtQ8nqTKtFS%2FF6vccFSrWEEFVRWzoL3rL8%3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OSFET</text:p>
          </table:table-cell>
          <table:table-cell office:value-type="string" office:string-value="BSS84" table:formula="of:=[.G27]" table:style-name="ce2">
            <text:p>BSS84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SOT23</text:p>
          </table:table-cell>
          <table:table-cell office:value-type="string" table:style-name="ce2">
            <text:p>Q5</text:p>
          </table:table-cell>
          <table:table-cell office:value-type="string" table:style-name="ce2">
            <text:p>BSS84</text:p>
          </table:table-cell>
          <table:table-cell table:style-name="ce1"/>
          <table:table-cell office:value-type="float" office:value="1" table:formula="of:=IF(ISNA(VLOOKUP([.C27];[.$C$46:.$D$90];2;0)+[.D27]); [.D27]; VLOOKUP([.C27];[.$C$46:.$D$90];2;0)+[.D27])" table:style-name="ce1">
            <text:p>1</text:p>
          </table:table-cell>
          <table:table-cell office:value-type="string" table:style-name="ce1">
            <text:p>https://www.mouser.co.uk/ProductDetail/ON-Semiconductor-Fairchild/BSS84?qs=sGAEpiMZZMshyDBzk1%2FWi9bHELEahoDn5xtV%252BOv1E2s%3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JFET</text:p>
          </table:table-cell>
          <table:table-cell office:value-type="string" office:string-value="SMP4117" table:formula="of:=[.G28]" table:style-name="ce2">
            <text:p>SMP4117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SOT23</text:p>
          </table:table-cell>
          <table:table-cell office:value-type="string" table:style-name="ce2">
            <text:p>Q1, Q2, Q3, Q4</text:p>
          </table:table-cell>
          <table:table-cell office:value-type="string" table:style-name="ce2">
            <text:p>SMP4117</text:p>
          </table:table-cell>
          <table:table-cell table:style-name="ce1"/>
          <table:table-cell office:value-type="float" office:value="4" table:formula="of:=IF(ISNA(VLOOKUP([.C28];[.$C$46:.$D$90];2;0)+[.D28]); [.D28]; VLOOKUP([.C28];[.$C$46:.$D$90];2;0)+[.D28])" table:style-name="ce1">
            <text:p>4</text:p>
          </table:table-cell>
          <table:table-cell office:value-type="string" table:style-name="ce1">
            <text:p>https://www.mouser.co.uk/ProductDetail/InterFET/SMP4117?qs=%2Fha2pyFaduhQPxfciTx5MAaQAcL6wD0sVm7JIf%2FolcI%3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ve</text:p>
          </table:table-cell>
          <table:table-cell office:value-type="string" table:style-name="ce1">
            <text:p>NPN BJT</text:p>
          </table:table-cell>
          <table:table-cell office:value-type="float" office:value="3904" table:formula="of:=[.G29]" table:style-name="ce2">
            <text:p>3904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SOT23</text:p>
          </table:table-cell>
          <table:table-cell office:value-type="string" table:style-name="ce2">
            <text:p>T1</text:p>
          </table:table-cell>
          <table:table-cell office:value-type="float" office:value="3904" table:style-name="ce2">
            <text:p>3904</text:p>
          </table:table-cell>
          <table:table-cell table:style-name="ce1"/>
          <table:table-cell office:value-type="float" office:value="2" table:formula="of:=IF(ISNA(VLOOKUP([.C29];[.$C$46:.$D$90];2;0)+[.D29]); [.D29]; VLOOKUP([.C29];[.$C$46:.$D$90];2;0)+[.D29])" table:style-name="ce1">
            <text:p>2</text:p>
          </table:table-cell>
          <table:table-cell office:value-type="string" table:style-name="ce1">
            <text:p>https://www.mouser.co.uk/ProductDetail/Central-Semiconductor/CMPT3904G-TR?qs=sGAEpiMZZMshyDBzk1%2FWiw99kSkYzPxmNAp0Z4GSeK4%3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Op-amp</text:p>
          </table:table-cell>
          <table:table-cell office:value-type="string" office:string-value="LMC6041" table:formula="of:=[.G30]" table:style-name="ce2">
            <text:p>LMC6041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SOIC-8</text:p>
          </table:table-cell>
          <table:table-cell office:value-type="string" table:style-name="ce2">
            <text:p>IC1</text:p>
          </table:table-cell>
          <table:table-cell office:value-type="string" table:style-name="ce2">
            <text:p>LMC6041</text:p>
          </table:table-cell>
          <table:table-cell table:style-name="ce1"/>
          <table:table-cell office:value-type="float" office:value="1" table:formula="of:=IF(ISNA(VLOOKUP([.C30];[.$C$46:.$D$90];2;0)+[.D30]); [.D30]; VLOOKUP([.C30];[.$C$46:.$D$90];2;0)+[.D30])" table:style-name="ce1">
            <text:p>1</text:p>
          </table:table-cell>
          <table:table-cell office:value-type="string" table:style-name="ce1">
            <text:p>https://www.mouser.co.uk/ProductDetail/Texas-Instruments/LMC6041IMX-NOPB?qs=sGAEpiMZZMtCHixnSjNA6JlKxGj6zye%252BGMy338cs0vU%3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Op-amp</text:p>
          </table:table-cell>
          <table:table-cell office:value-type="string" office:string-value="LT1494" table:formula="of:=[.G31]" table:style-name="ce2">
            <text:p>LT1494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SO-8</text:p>
          </table:table-cell>
          <table:table-cell office:value-type="string" table:style-name="ce2">
            <text:p>IC2</text:p>
          </table:table-cell>
          <table:table-cell office:value-type="string" table:style-name="ce2">
            <text:p>LT1494</text:p>
          </table:table-cell>
          <table:table-cell table:style-name="ce1"/>
          <table:table-cell office:value-type="float" office:value="1" table:formula="of:=IF(ISNA(VLOOKUP([.C31];[.$C$46:.$D$90];2;0)+[.D31]); [.D31]; VLOOKUP([.C31];[.$C$46:.$D$90];2;0)+[.D31])" table:style-name="ce1">
            <text:p>1</text:p>
          </table:table-cell>
          <table:table-cell office:value-type="string" table:style-name="ce1">
            <text:p>https://www.mouser.co.uk/ProductDetail/Analog-Devices/LT1494CS8PBF?qs=sGAEpiMZZMvtNjJQt4UgLWrTXyYvVnFzySbrFGZRCbGK%2FNzZIPaTWg%3D%3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Dual op-amp</text:p>
          </table:table-cell>
          <table:table-cell office:value-type="string" office:string-value="LT1495" table:formula="of:=[.G32]" table:style-name="ce2">
            <text:p>LT1495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SO-8</text:p>
          </table:table-cell>
          <table:table-cell office:value-type="string" table:style-name="ce2">
            <text:p>IC3</text:p>
          </table:table-cell>
          <table:table-cell office:value-type="string" table:style-name="ce2">
            <text:p>LT1495</text:p>
          </table:table-cell>
          <table:table-cell table:style-name="ce1"/>
          <table:table-cell office:value-type="float" office:value="1" table:formula="of:=IF(ISNA(VLOOKUP([.C32];[.$C$46:.$D$90];2;0)+[.D32]); [.D32]; VLOOKUP([.C32];[.$C$46:.$D$90];2;0)+[.D32])" table:style-name="ce1">
            <text:p>1</text:p>
          </table:table-cell>
          <table:table-cell office:value-type="string" table:style-name="ce1">
            <text:p>https://www.mouser.co.uk/ProductDetail/Analog-Devices/LT1495CS8PBF?qs=sGAEpiMZZMvtNjJQt4UgLWrTXyYvVnFzamIwnLfZQ6x9m3Ysev%2FVxQ%3D%3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Comparator</text:p>
          </table:table-cell>
          <table:table-cell office:value-type="string" office:string-value="LTC1440" table:formula="of:=[.G33]" table:style-name="ce2">
            <text:p>LTC1440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SO-8</text:p>
          </table:table-cell>
          <table:table-cell office:value-type="string" table:style-name="ce2">
            <text:p>IC4</text:p>
          </table:table-cell>
          <table:table-cell office:value-type="string" table:style-name="ce2">
            <text:p>LTC1440</text:p>
          </table:table-cell>
          <table:table-cell table:style-name="ce1"/>
          <table:table-cell office:value-type="float" office:value="1" table:formula="of:=IF(ISNA(VLOOKUP([.C33];[.$C$46:.$D$90];2;0)+[.D33]); [.D33]; VLOOKUP([.C33];[.$C$46:.$D$90];2;0)+[.D33])" table:style-name="ce1">
            <text:p>1</text:p>
          </table:table-cell>
          <table:table-cell office:value-type="string" table:style-name="ce1">
            <text:p>https://www.mouser.co.uk/ProductDetail/Analog-Devices/LTC1440CS8PBF?qs=sGAEpiMZZMuayl%2FEk2kXcXIDC2NbMwerJ1lTsSEwA%2Fn%2Fcib04zyZ2w%3D%3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Voltage Regulator</text:p>
          </table:table-cell>
          <table:table-cell office:value-type="string" office:string-value="LT6656" table:formula="of:=[.G34]" table:style-name="ce2">
            <text:p>LT665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OT23-6</text:p>
          </table:table-cell>
          <table:table-cell office:value-type="string" table:style-name="ce2">
            <text:p>IC6</text:p>
          </table:table-cell>
          <table:table-cell office:value-type="string" table:style-name="ce2">
            <text:p>LT6656</text:p>
          </table:table-cell>
          <table:table-cell table:style-name="ce1"/>
          <table:table-cell office:value-type="float" office:value="1" table:formula="of:=IF(ISNA(VLOOKUP([.C34];[.$C$46:.$D$90];2;0)+[.D34]); [.D34]; VLOOKUP([.C34];[.$C$46:.$D$90];2;0)+[.D34])" table:style-name="ce1">
            <text:p>1</text:p>
          </table:table-cell>
          <table:table-cell office:value-type="string" table:style-name="ce1">
            <text:p>https://www.mouser.co.uk/ProductDetail/Analog-Devices/LT6656BCS6-5TRMPBF?qs=sGAEpiMZZMuBck1X%252B7j9fHFSdgSLjTHndNW0CAsQlMI%3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ve</text:p>
          </table:table-cell>
          <table:table-cell office:value-type="string" table:style-name="ce1">
            <text:p>Opto-isolator</text:p>
          </table:table-cell>
          <table:table-cell office:value-type="string" office:string-value="OPI150" table:formula="of:=[.G35]" table:style-name="ce2">
            <text:p>OPI150</text:p>
          </table:table-cell>
          <table:table-cell office:value-type="float" office:value="1" table:style-name="ce2">
            <text:p>1</text:p>
          </table:table-cell>
          <table:table-cell table:style-name="ce3"/>
          <table:table-cell office:value-type="string" table:style-name="ce2">
            <text:p>LED1</text:p>
          </table:table-cell>
          <table:table-cell office:value-type="string" table:style-name="ce2">
            <text:p>OPI150</text:p>
          </table:table-cell>
          <table:table-cell table:style-name="ce1"/>
          <table:table-cell office:value-type="float" office:value="1" table:formula="of:=IF(ISNA(VLOOKUP([.C35];[.$C$46:.$D$90];2;0)+[.D35]); [.D35]; VLOOKUP([.C35];[.$C$46:.$D$90];2;0)+[.D35])" table:style-name="ce1">
            <text:p>1</text:p>
          </table:table-cell>
          <table:table-cell office:value-type="string" table:style-name="ce1">
            <text:p>https://www.mouser.co.uk/ProductDetail/Optek-TT-Electronics/OPI150?qs=%2Fha2pyFaduhO1b874oSHiou3nbFpmVLYVGbjDb9DLcI%3D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table:number-columns-repeated="5"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NOT LISTED HERE</text:p>
          </table:table-cell>
          <table:table-cell table:number-columns-repeated="5"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AAA Battery mounts</text:p>
          </table:table-cell>
          <table:table-cell table:number-columns-repeated="5"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urrent in connectors (marked on eagle as testpads)</text:p>
          </table:table-cell>
          <table:table-cell table:number-columns-repeated="5"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Gas-discharge tube</text:p>
          </table:table-cell>
          <table:table-cell table:number-columns-repeated="5"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Other resistor (R19 together with R18) to add hysteresis (2.4M and 100k are suggested values)</text:p>
          </table:table-cell>
          <table:table-cell table:number-columns-repeated="5" table:style-name="ce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5"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Receiver side Parts</text:p>
          </table:table-cell>
          <table:table-cell table:number-columns-repeated="5" table:style-name="ce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2"/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Part type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Package</text:p>
          </table:table-cell>
          <table:table-cell office:value-type="string" table:style-name="ce1">
            <text:p>Schematic No</text:p>
          </table:table-cell>
          <table:table-cell office:value-type="string" table:style-name="ce1">
            <text:p>Part numbe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Total no for both boards</text:p>
          </table:table-cell>
          <table:table-cell office:value-type="string" table:style-name="ce1">
            <text:p>Product Pag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Resistor</text:p>
          </table:table-cell>
          <table:table-cell office:value-type="string" table:style-name="ce2">
            <text:p>1.6k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R15</text:p>
          </table:table-cell>
          <table:table-cell table:number-columns-repeated="2" table:style-name="ce1"/>
          <table:table-cell office:value-type="float" office:value="1" table:formula="of:=IF(ISNA(VLOOKUP([.C46];[.$C$4:.$D$35];2;0));[.D46];[.D46]+VLOOKUP([.C46];[.$C$4:.$D$35];2;0))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ave</text:p>
          </table:table-cell>
          <table:table-cell office:value-type="string" table:style-name="ce1">
            <text:p>Resistor</text:p>
          </table:table-cell>
          <table:table-cell office:value-type="float" office:value="100" table:style-name="ce2">
            <text:p>100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R32</text:p>
          </table:table-cell>
          <table:table-cell table:number-columns-repeated="2" table:style-name="ce1"/>
          <table:table-cell office:value-type="float" office:value="1" table:formula="of:=IF(ISNA(VLOOKUP([.C47];[.$C$4:.$D$35];2;0));[.D47];[.D47]+VLOOKUP([.C47];[.$C$4:.$D$35];2;0))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ave</text:p>
          </table:table-cell>
          <table:table-cell office:value-type="string" table:style-name="ce1">
            <text:p>Resistor</text:p>
          </table:table-cell>
          <table:table-cell office:value-type="string" table:style-name="ce2">
            <text:p>100k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R22, R23, R28, R29</text:p>
          </table:table-cell>
          <table:table-cell table:number-columns-repeated="2" table:style-name="ce1"/>
          <table:table-cell office:value-type="float" office:value="5" table:formula="of:=IF(ISNA(VLOOKUP([.C48];[.$C$4:.$D$35];2;0));[.D48];[.D48]+VLOOKUP([.C48];[.$C$4:.$D$35];2;0))" table:style-name="ce1">
            <text:p>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ave</text:p>
          </table:table-cell>
          <table:table-cell office:value-type="string" table:style-name="ce1">
            <text:p>Resistor</text:p>
          </table:table-cell>
          <table:table-cell office:value-type="string" table:style-name="ce2">
            <text:p>10k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R6, R10, R30, R34, R36</text:p>
          </table:table-cell>
          <table:table-cell table:number-columns-repeated="2" table:style-name="ce1"/>
          <table:table-cell office:value-type="float" office:value="6" table:formula="of:=IF(ISNA(VLOOKUP([.C49];[.$C$4:.$D$35];2;0));[.D49];[.D49]+VLOOKUP([.C49];[.$C$4:.$D$35];2;0))" table:style-name="ce1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Resistor</text:p>
          </table:table-cell>
          <table:table-cell office:value-type="float" office:value="180" table:style-name="ce2">
            <text:p>180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R17</text:p>
          </table:table-cell>
          <table:table-cell table:number-columns-repeated="2" table:style-name="ce1"/>
          <table:table-cell office:value-type="float" office:value="1" table:formula="of:=IF(ISNA(VLOOKUP([.C50];[.$C$4:.$D$35];2;0));[.D50];[.D50]+VLOOKUP([.C50];[.$C$4:.$D$35];2;0))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ave</text:p>
          </table:table-cell>
          <table:table-cell office:value-type="string" table:style-name="ce1">
            <text:p>Resistor</text:p>
          </table:table-cell>
          <table:table-cell office:value-type="string" table:style-name="ce2">
            <text:p>1M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R8</text:p>
          </table:table-cell>
          <table:table-cell table:number-columns-repeated="2" table:style-name="ce1"/>
          <table:table-cell office:value-type="float" office:value="1" table:formula="of:=IF(ISNA(VLOOKUP([.C51];[.$C$4:.$D$35];2;0));[.D51];[.D51]+VLOOKUP([.C51];[.$C$4:.$D$35];2;0))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ave</text:p>
          </table:table-cell>
          <table:table-cell office:value-type="string" table:style-name="ce1">
            <text:p>Resistor</text:p>
          </table:table-cell>
          <table:table-cell office:value-type="string" table:style-name="ce2">
            <text:p>1k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R5, R11, R16, R18, R26</text:p>
          </table:table-cell>
          <table:table-cell table:number-columns-repeated="2" table:style-name="ce1"/>
          <table:table-cell office:value-type="float" office:value="7" table:formula="of:=IF(ISNA(VLOOKUP([.C52];[.$C$4:.$D$35];2;0));[.D52];[.D52]+VLOOKUP([.C52];[.$C$4:.$D$35];2;0))" table:style-name="ce1">
            <text:p>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Resistor</text:p>
          </table:table-cell>
          <table:table-cell office:value-type="string" table:style-name="ce2">
            <text:p>2.21k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R12, R19, R23</text:p>
          </table:table-cell>
          <table:table-cell table:number-columns-repeated="2" table:style-name="ce1"/>
          <table:table-cell office:value-type="float" office:value="3" table:formula="of:=IF(ISNA(VLOOKUP([.C53];[.$C$4:.$D$35];2;0));[.D53];[.D53]+VLOOKUP([.C53];[.$C$4:.$D$35];2;0))" table:style-name="ce1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Resistor</text:p>
          </table:table-cell>
          <table:table-cell office:value-type="string" table:style-name="ce2">
            <text:p>2.87k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R3</text:p>
          </table:table-cell>
          <table:table-cell table:number-columns-repeated="2" table:style-name="ce1"/>
          <table:table-cell office:value-type="float" office:value="1" table:formula="of:=IF(ISNA(VLOOKUP([.C54];[.$C$4:.$D$35];2;0));[.D54];[.D54]+VLOOKUP([.C54];[.$C$4:.$D$35];2;0))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Resistor</text:p>
          </table:table-cell>
          <table:table-cell office:value-type="string" table:style-name="ce2">
            <text:p>200k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R33</text:p>
          </table:table-cell>
          <table:table-cell table:number-columns-repeated="2" table:style-name="ce1"/>
          <table:table-cell office:value-type="float" office:value="1" table:formula="of:=IF(ISNA(VLOOKUP([.C55];[.$C$4:.$D$35];2;0));[.D55];[.D55]+VLOOKUP([.C55];[.$C$4:.$D$35];2;0))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Resistor</text:p>
          </table:table-cell>
          <table:table-cell office:value-type="string" table:style-name="ce2">
            <text:p>22k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R20</text:p>
          </table:table-cell>
          <table:table-cell table:number-columns-repeated="2" table:style-name="ce1"/>
          <table:table-cell office:value-type="float" office:value="1" table:formula="of:=IF(ISNA(VLOOKUP([.C56];[.$C$4:.$D$35];2;0));[.D56];[.D56]+VLOOKUP([.C56];[.$C$4:.$D$35];2;0))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Resistor</text:p>
          </table:table-cell>
          <table:table-cell office:value-type="float" office:value="274" table:style-name="ce2">
            <text:p>274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R4</text:p>
          </table:table-cell>
          <table:table-cell table:number-columns-repeated="2" table:style-name="ce1"/>
          <table:table-cell office:value-type="float" office:value="1" table:formula="of:=IF(ISNA(VLOOKUP([.C57];[.$C$4:.$D$35];2;0));[.D57];[.D57]+VLOOKUP([.C57];[.$C$4:.$D$35];2;0))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.3M</text:p>
          </table:table-cell>
          <table:table-cell office:value-type="string" table:style-name="ce1">
            <text:p>Resistor</text:p>
          </table:table-cell>
          <table:table-cell office:value-type="string" table:style-name="ce2">
            <text:p>3.48M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R1</text:p>
          </table:table-cell>
          <table:table-cell table:number-columns-repeated="2" table:style-name="ce1"/>
          <table:table-cell office:value-type="float" office:value="1" table:formula="of:=IF(ISNA(VLOOKUP([.C58];[.$C$4:.$D$35];2;0));[.D58];[.D58]+VLOOKUP([.C58];[.$C$4:.$D$35];2;0))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Resistor</text:p>
          </table:table-cell>
          <table:table-cell office:value-type="string" table:style-name="ce2">
            <text:p>3.9k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R14</text:p>
          </table:table-cell>
          <table:table-cell table:number-columns-repeated="2" table:style-name="ce1"/>
          <table:table-cell office:value-type="float" office:value="1" table:formula="of:=IF(ISNA(VLOOKUP([.C59];[.$C$4:.$D$35];2;0));[.D59];[.D59]+VLOOKUP([.C59];[.$C$4:.$D$35];2;0))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Resistor</text:p>
          </table:table-cell>
          <table:table-cell office:value-type="float" office:value="412" table:style-name="ce2">
            <text:p>412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R24, R27</text:p>
          </table:table-cell>
          <table:table-cell table:number-columns-repeated="2" table:style-name="ce1"/>
          <table:table-cell office:value-type="float" office:value="2" table:formula="of:=IF(ISNA(VLOOKUP([.C60];[.$C$4:.$D$35];2;0));[.D60];[.D60]+VLOOKUP([.C60];[.$C$4:.$D$35];2;0))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Resistor</text:p>
          </table:table-cell>
          <table:table-cell office:value-type="float" office:value="499" table:style-name="ce2">
            <text:p>499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R2, R21</text:p>
          </table:table-cell>
          <table:table-cell table:number-columns-repeated="2" table:style-name="ce1"/>
          <table:table-cell office:value-type="float" office:value="1" table:formula="of:=IF(ISNA(VLOOKUP([.C61];[.$C$4:.$D$35];2;0));[.D61];[.D61]+VLOOKUP([.C61];[.$C$4:.$D$35];2;0))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Resistor</text:p>
          </table:table-cell>
          <table:table-cell office:value-type="string" table:style-name="ce2">
            <text:p>91k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R31</text:p>
          </table:table-cell>
          <table:table-cell table:number-columns-repeated="2" table:style-name="ce1"/>
          <table:table-cell office:value-type="float" office:value="1" table:formula="of:=IF(ISNA(VLOOKUP([.C62];[.$C$4:.$D$35];2;0));[.D62];[.D62]+VLOOKUP([.C62];[.$C$4:.$D$35];2;0))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ave</text:p>
          </table:table-cell>
          <table:table-cell office:value-type="string" table:style-name="ce1">
            <text:p>Capacitor</text:p>
          </table:table-cell>
          <table:table-cell office:value-type="string" table:style-name="ce2">
            <text:p>0.1u</text:p>
          </table:table-cell>
          <table:table-cell office:value-type="float" office:value="18" table:style-name="ce2">
            <text:p>18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C3, C4, C5, C10, C12, C13, C14, C15, C16, C17, C18, C19, C20, C21, C22, C23, C25, C27</text:p>
          </table:table-cell>
          <table:table-cell table:number-columns-repeated="2" table:style-name="ce1"/>
          <table:table-cell office:value-type="float" office:value="24" table:formula="of:=IF(ISNA(VLOOKUP([.C63];[.$C$4:.$D$35];2;0));[.D63];[.D63]+VLOOKUP([.C63];[.$C$4:.$D$35];2;0))" table:style-name="ce1">
            <text:p>2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ave</text:p>
          </table:table-cell>
          <table:table-cell office:value-type="string" table:style-name="ce1">
            <text:p>Capacitor</text:p>
          </table:table-cell>
          <table:table-cell office:value-type="string" table:style-name="ce2">
            <text:p>10n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C9</text:p>
          </table:table-cell>
          <table:table-cell table:style-name="ce2"/>
          <table:table-cell office:value-type="string" table:style-name="ce1">
            <text:p>NPO</text:p>
          </table:table-cell>
          <table:table-cell office:value-type="float" office:value="1" table:formula="of:=IF(ISNA(VLOOKUP([.C64];[.$C$4:.$D$35];2;0));[.D64];[.D64]+VLOOKUP([.C64];[.$C$4:.$D$35];2;0))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ave</text:p>
          </table:table-cell>
          <table:table-cell office:value-type="string" table:style-name="ce1">
            <text:p>Capacitor</text:p>
          </table:table-cell>
          <table:table-cell office:value-type="string" table:style-name="ce2">
            <text:p>1n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C11</text:p>
          </table:table-cell>
          <table:table-cell table:style-name="ce2"/>
          <table:table-cell table:style-name="ce1"/>
          <table:table-cell office:value-type="float" office:value="1" table:formula="of:=IF(ISNA(VLOOKUP([.C65];[.$C$4:.$D$35];2;0));[.D65];[.D65]+VLOOKUP([.C65];[.$C$4:.$D$35];2;0))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ave</text:p>
          </table:table-cell>
          <table:table-cell office:value-type="string" table:style-name="ce1">
            <text:p>Capacitor</text:p>
          </table:table-cell>
          <table:table-cell office:value-type="string" table:style-name="ce2">
            <text:p>1u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C7</text:p>
          </table:table-cell>
          <table:table-cell table:style-name="ce2"/>
          <table:table-cell office:value-type="string" table:style-name="ce1">
            <text:p>Ideally polypropylene</text:p>
          </table:table-cell>
          <table:table-cell office:value-type="float" office:value="2" table:formula="of:=IF(ISNA(VLOOKUP([.C66];[.$C$4:.$D$35];2;0));[.D66];[.D66]+VLOOKUP([.C66];[.$C$4:.$D$35];2;0))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ave</text:p>
          </table:table-cell>
          <table:table-cell office:value-type="string" table:style-name="ce1">
            <text:p>Capacitor</text:p>
          </table:table-cell>
          <table:table-cell office:value-type="string" table:style-name="ce2">
            <text:p>3.3n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C2</text:p>
          </table:table-cell>
          <table:table-cell table:style-name="ce2"/>
          <table:table-cell table:style-name="ce1"/>
          <table:table-cell office:value-type="float" office:value="1" table:formula="of:=IF(ISNA(VLOOKUP([.C67];[.$C$4:.$D$35];2;0));[.D67];[.D67]+VLOOKUP([.C67];[.$C$4:.$D$35];2;0))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ave</text:p>
          </table:table-cell>
          <table:table-cell office:value-type="string" table:style-name="ce1">
            <text:p>Capacitor</text:p>
          </table:table-cell>
          <table:table-cell office:value-type="string" table:style-name="ce2">
            <text:p>4.7u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C6, C24, C26</text:p>
          </table:table-cell>
          <table:table-cell table:style-name="ce2"/>
          <table:table-cell table:style-name="ce1"/>
          <table:table-cell office:value-type="float" office:value="5" table:formula="of:=IF(ISNA(VLOOKUP([.C68];[.$C$4:.$D$35];2;0));[.D68];[.D68]+VLOOKUP([.C68];[.$C$4:.$D$35];2;0))" table:style-name="ce1">
            <text:p>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Capacitor</text:p>
          </table:table-cell>
          <table:table-cell office:value-type="string" table:style-name="ce2">
            <text:p>750p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C8</text:p>
          </table:table-cell>
          <table:table-cell table:style-name="ce2"/>
          <table:table-cell table:style-name="ce1"/>
          <table:table-cell office:value-type="float" office:value="1" table:formula="of:=IF(ISNA(VLOOKUP([.C69];[.$C$4:.$D$35];2;0));[.D69];[.D69]+VLOOKUP([.C69];[.$C$4:.$D$35];2;0))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LED</text:p>
          </table:table-cell>
          <table:table-cell office:value-type="string" table:style-name="ce2">
            <text:p>Red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0603</text:p>
          </table:table-cell>
          <table:table-cell office:value-type="string" table:style-name="ce2">
            <text:p>LED1, LED2</text:p>
          </table:table-cell>
          <table:table-cell office:value-type="string" table:style-name="ce2">
            <text:p>SML-D12V8W</text:p>
          </table:table-cell>
          <table:table-cell table:style-name="ce1"/>
          <table:table-cell office:value-type="float" office:value="2" table:formula="of:=IF(ISNA(VLOOKUP([.C70];[.$C$4:.$D$35];2;0));[.D70];[.D70]+VLOOKUP([.C70];[.$C$4:.$D$35];2;0))" table:style-name="ce1">
            <text:p>2</text:p>
          </table:table-cell>
          <table:table-cell office:value-type="string" table:style-name="ce1">
            <text:p>https://www.mouser.co.uk/ProductDetail/ROHM-Semiconductor/SML-D12V8WT86C?qs=sGAEpiMZZMseGfSY3csMkdgyOOAg6kv2xr7aIegCC5DdIa4TH1FJuQ%3D%3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Diode</text:p>
          </table:table-cell>
          <table:table-cell office:value-type="string" office:string-value="1N4148" table:formula="of:=[.G71]" table:style-name="ce2">
            <text:p>1N4148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SOD-323</text:p>
          </table:table-cell>
          <table:table-cell office:value-type="string" table:style-name="ce2">
            <text:p>D2, D3, D4</text:p>
          </table:table-cell>
          <table:table-cell office:value-type="string" table:style-name="ce2">
            <text:p>1N4148</text:p>
          </table:table-cell>
          <table:table-cell table:style-name="ce1"/>
          <table:table-cell office:value-type="float" office:value="5" table:formula="of:=IF(ISNA(VLOOKUP([.C71];[.$C$4:.$D$35];2;0));[.D71];[.D71]+VLOOKUP([.C71];[.$C$4:.$D$35];2;0))" table:style-name="ce1">
            <text:p>5</text:p>
          </table:table-cell>
          <table:table-cell office:value-type="string" table:style-name="ce1">
            <text:p>https://www.mouser.co.uk/ProductDetail/Bourns/3386C-1-104LF?qs=sGAEpiMZZMvygUB3GLcD7rufck0TIBKyw2qdK8hIS4E%3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ve</text:p>
          </table:table-cell>
          <table:table-cell office:value-type="string" table:style-name="ce1">
            <text:p>2-pin Molex</text:p>
          </table:table-cell>
          <table:table-cell office:value-type="string" office:string-value="22-23-2021" table:formula="of:=[.G72]" table:style-name="ce2">
            <text:p>22-23-2021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string" table:style-name="ce2">
            <text:p>X1, X2</text:p>
          </table:table-cell>
          <table:table-cell office:value-type="string" table:style-name="ce2">
            <text:p>22-23-2021</text:p>
          </table:table-cell>
          <table:table-cell table:style-name="ce1"/>
          <table:table-cell office:value-type="float" office:value="2" table:formula="of:=IF(ISNA(VLOOKUP([.C72];[.$C$4:.$D$35];2;0));[.D72];[.D72]+VLOOKUP([.C72];[.$C$4:.$D$35];2;0))" table:style-name="ce1">
            <text:p>2</text:p>
          </table:table-cell>
          <table:table-cell office:value-type="string" table:style-name="ce1">
            <text:p>https://www.mouser.co.uk/ProductDetail/Molex/22-23-2021?qs=%2Fha2pyFadui05csbord1TERiu2NYJxjoklgO5wLkQY4%3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ve</text:p>
          </table:table-cell>
          <table:table-cell office:value-type="string" table:style-name="ce1">
            <text:p>3-pin Molex</text:p>
          </table:table-cell>
          <table:table-cell office:value-type="string" office:string-value="22-23-2031" table:formula="of:=[.G73]" table:style-name="ce2">
            <text:p>22-23-203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X3</text:p>
          </table:table-cell>
          <table:table-cell office:value-type="string" table:style-name="ce2">
            <text:p>22-23-2031</text:p>
          </table:table-cell>
          <table:table-cell office:value-type="string" table:style-name="ce1">
            <text:p>(+15V, -15V, GND)</text:p>
          </table:table-cell>
          <table:table-cell office:value-type="float" office:value="1" table:formula="of:=IF(ISNA(VLOOKUP([.C73];[.$C$4:.$D$35];2;0));[.D73];[.D73]+VLOOKUP([.C73];[.$C$4:.$D$35];2;0))" table:style-name="ce1">
            <text:p>1</text:p>
          </table:table-cell>
          <table:table-cell office:value-type="string" table:style-name="ce1">
            <text:p>https://www.mouser.co.uk/ProductDetail/Molex/22-23-2031?qs=%2Fha2pyFadui05csbord1TDqxqV9YYod2gbgFgLhsgQs%3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Trimpot</text:p>
          </table:table-cell>
          <table:table-cell office:value-type="string" table:style-name="ce2">
            <text:p>250-Variable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R25</text:p>
          </table:table-cell>
          <table:table-cell office:value-type="string" table:style-name="ce2">
            <text:p>M64Y201KB40</text:p>
          </table:table-cell>
          <table:table-cell table:style-name="ce1"/>
          <table:table-cell office:value-type="float" office:value="1" table:formula="of:=IF(ISNA(VLOOKUP([.C74];[.$C$4:.$D$35];2;0));[.D74];[.D74]+VLOOKUP([.C74];[.$C$4:.$D$35];2;0))" table:style-name="ce1">
            <text:p>1</text:p>
          </table:table-cell>
          <table:table-cell office:value-type="string" table:style-name="ce1">
            <text:p>https://www.mouser.co.uk/ProductDetail/Vishay-Spectrol/M64Y201KB40?qs=%2Fha2pyFadujEpPwGbOL0vIgr%252BA%2FN2gcuiCr1YuFdlFFRAiRnVDQ0rw%3D%3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Trimpot</text:p>
          </table:table-cell>
          <table:table-cell office:value-type="string" table:style-name="ce2">
            <text:p>2k-Variable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R35</text:p>
          </table:table-cell>
          <table:table-cell office:value-type="string" table:style-name="ce2">
            <text:p>M64Y202KB40</text:p>
          </table:table-cell>
          <table:table-cell table:style-name="ce1"/>
          <table:table-cell office:value-type="float" office:value="1" table:formula="of:=IF(ISNA(VLOOKUP([.C75];[.$C$4:.$D$35];2;0));[.D75];[.D75]+VLOOKUP([.C75];[.$C$4:.$D$35];2;0))" table:style-name="ce1">
            <text:p>1</text:p>
          </table:table-cell>
          <table:table-cell office:value-type="string" table:style-name="ce1">
            <text:p>https://www.mouser.co.uk/ProductDetail/Vishay-Spectrol/M64Y202KB40?qs=%2Fha2pyFaduiLXKAi%252BSU20smmyEIsEspjc1Sz6t7%2F%252BnF%252BgAhQ%2Fh92zw%3D%3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ve</text:p>
          </table:table-cell>
          <table:table-cell office:value-type="string" table:style-name="ce1">
            <text:p>NPN BJT</text:p>
          </table:table-cell>
          <table:table-cell office:value-type="float" office:value="3904" table:formula="of:=[.G76]" table:style-name="ce2">
            <text:p>3904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SOT23</text:p>
          </table:table-cell>
          <table:table-cell office:value-type="string" table:style-name="ce2">
            <text:p>T1</text:p>
          </table:table-cell>
          <table:table-cell office:value-type="float" office:value="3904" table:style-name="ce2">
            <text:p>3904</text:p>
          </table:table-cell>
          <table:table-cell table:style-name="ce1"/>
          <table:table-cell office:value-type="float" office:value="2" table:formula="of:=IF(ISNA(VLOOKUP([.C76];[.$C$4:.$D$35];2;0));[.D76];[.D76]+VLOOKUP([.C76];[.$C$4:.$D$35];2;0))" table:style-name="ce1">
            <text:p>2</text:p>
          </table:table-cell>
          <table:table-cell office:value-type="string" table:style-name="ce1">
            <text:p>https://www.mouser.co.uk/ProductDetail/Central-Semiconductor/CMPT3904G-TR?qs=sGAEpiMZZMshyDBzk1%2FWiw99kSkYzPxmNAp0Z4GSeK4%3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ve</text:p>
          </table:table-cell>
          <table:table-cell office:value-type="string" table:style-name="ce1">
            <text:p>PNP BJT</text:p>
          </table:table-cell>
          <table:table-cell office:value-type="float" office:value="3906" table:formula="of:=[.G77]" table:style-name="ce2">
            <text:p>390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OT23</text:p>
          </table:table-cell>
          <table:table-cell office:value-type="string" table:style-name="ce2">
            <text:p>T2</text:p>
          </table:table-cell>
          <table:table-cell office:value-type="float" office:value="3906" table:style-name="ce2">
            <text:p>3906</text:p>
          </table:table-cell>
          <table:table-cell table:style-name="ce1"/>
          <table:table-cell office:value-type="float" office:value="1" table:formula="of:=IF(ISNA(VLOOKUP([.C77];[.$C$4:.$D$35];2;0));[.D77];[.D77]+VLOOKUP([.C77];[.$C$4:.$D$35];2;0))" table:style-name="ce1">
            <text:p>1</text:p>
          </table:table-cell>
          <table:table-cell office:value-type="string" table:style-name="ce1">
            <text:p>https://www.mouser.co.uk/ProductDetail/Central-Semiconductor/CMPT3906G-TR?qs=%2Fha2pyFadugJdbMEATKc0u0c5NrV%252B8ixz63xQD7dCEA%3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NAND Gate</text:p>
          </table:table-cell>
          <table:table-cell office:value-type="string" office:string-value="74AHC1G00DBV" table:formula="of:=[.G78]" table:style-name="ce2">
            <text:p>74AHC1G00DBV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OT23-5</text:p>
          </table:table-cell>
          <table:table-cell office:value-type="string" table:style-name="ce2">
            <text:p>IC4</text:p>
          </table:table-cell>
          <table:table-cell office:value-type="string" table:style-name="ce2">
            <text:p>74AHC1G00DBV</text:p>
          </table:table-cell>
          <table:table-cell table:style-name="ce1"/>
          <table:table-cell office:value-type="float" office:value="1" table:formula="of:=IF(ISNA(VLOOKUP([.C78];[.$C$4:.$D$35];2;0));[.D78];[.D78]+VLOOKUP([.C78];[.$C$4:.$D$35];2;0))" table:style-name="ce1">
            <text:p>1</text:p>
          </table:table-cell>
          <table:table-cell office:value-type="string" table:style-name="ce1">
            <text:p>https://www.mouser.co.uk/ProductDetail/Texas-Instruments/SN74AHC1G00DBVR?qs=sGAEpiMZZMtMa9lbYwD6ZHl%252Bb36l%252BC4RVlZnqoOfjD0%3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NOT gate</text:p>
          </table:table-cell>
          <table:table-cell office:value-type="string" office:string-value="74AHC1G04DBV" table:formula="of:=[.G79]" table:style-name="ce2">
            <text:p>74AHC1G04DBV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OT23-5</text:p>
          </table:table-cell>
          <table:table-cell office:value-type="string" table:style-name="ce2">
            <text:p>IC5, IC6, IC7</text:p>
          </table:table-cell>
          <table:table-cell office:value-type="string" table:style-name="ce2">
            <text:p>74AHC1G04DBV</text:p>
          </table:table-cell>
          <table:table-cell table:style-name="ce1"/>
          <table:table-cell office:value-type="float" office:value="3" table:formula="of:=IF(ISNA(VLOOKUP([.C79];[.$C$4:.$D$35];2;0));[.D79];[.D79]+VLOOKUP([.C79];[.$C$4:.$D$35];2;0))" table:style-name="ce1">
            <text:p>3</text:p>
          </table:table-cell>
          <table:table-cell office:value-type="string" table:style-name="ce1">
            <text:p>https://www.mouser.co.uk/ProductDetail/Texas-Instruments/SN74AHC1G04DBVR?qs=sGAEpiMZZMutVWjHE%2FYQwyQkZBn%2FF0sRdNMVyfWHc3Y%3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D Flip-flop</text:p>
          </table:table-cell>
          <table:table-cell office:value-type="string" office:string-value="74LCV2G74" table:formula="of:=[.G80]" table:style-name="ce2">
            <text:p>74LCV2G7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TSSOP8</text:p>
          </table:table-cell>
          <table:table-cell office:value-type="string" table:style-name="ce2">
            <text:p>U1, U2</text:p>
          </table:table-cell>
          <table:table-cell office:value-type="string" table:style-name="ce2">
            <text:p>74LCV2G74</text:p>
          </table:table-cell>
          <table:table-cell table:style-name="ce1"/>
          <table:table-cell office:value-type="float" office:value="2" table:formula="of:=IF(ISNA(VLOOKUP([.C80];[.$C$4:.$D$35];2;0));[.D80];[.D80]+VLOOKUP([.C80];[.$C$4:.$D$35];2;0))" table:style-name="ce1">
            <text:p>2</text:p>
          </table:table-cell>
          <table:table-cell office:value-type="string" table:style-name="ce1">
            <text:p>https://www.mouser.co.uk/ProductDetail/Nexperia/74LVC2G74DP125?qs=me8TqzrmIYX1iMHaYTXJug%3D%3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Voltage Regulator</text:p>
          </table:table-cell>
          <table:table-cell office:value-type="float" office:value="7805" table:formula="of:=[.G81]" table:style-name="ce2">
            <text:p>780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O252</text:p>
          </table:table-cell>
          <table:table-cell office:value-type="string" table:style-name="ce2">
            <text:p>IC3</text:p>
          </table:table-cell>
          <table:table-cell office:value-type="float" office:value="7805" table:style-name="ce2">
            <text:p>7805</text:p>
          </table:table-cell>
          <table:table-cell table:style-name="ce1"/>
          <table:table-cell office:value-type="float" office:value="1" table:formula="of:=IF(ISNA(VLOOKUP([.C81];[.$C$4:.$D$35];2;0));[.D81];[.D81]+VLOOKUP([.C81];[.$C$4:.$D$35];2;0))" table:style-name="ce1">
            <text:p>1</text:p>
          </table:table-cell>
          <table:table-cell office:value-type="string" table:style-name="ce1">
            <text:p>https://www.mouser.co.uk/ProductDetail/ON-Semiconductor/MC7805BDTRKG?qs=sGAEpiMZZMtUqDgmOWBjgFMGuATcbJe5AOZeQ%252BRgMkk%3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V to F</text:p>
          </table:table-cell>
          <table:table-cell office:value-type="string" office:string-value="AD654" table:formula="of:=[.G82]" table:style-name="ce2">
            <text:p>AD65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OIC-8</text:p>
          </table:table-cell>
          <table:table-cell office:value-type="string" table:style-name="ce2">
            <text:p>IC9</text:p>
          </table:table-cell>
          <table:table-cell office:value-type="string" table:style-name="ce2">
            <text:p>AD654</text:p>
          </table:table-cell>
          <table:table-cell table:style-name="ce1"/>
          <table:table-cell office:value-type="float" office:value="1" table:formula="of:=IF(ISNA(VLOOKUP([.C82];[.$C$4:.$D$35];2;0));[.D82];[.D82]+VLOOKUP([.C82];[.$C$4:.$D$35];2;0))" table:style-name="ce1">
            <text:p>1</text:p>
          </table:table-cell>
          <table:table-cell office:value-type="string" table:style-name="ce1">
            <text:p>https://www.mouser.co.uk/ProductDetail/Analog-Devices/AD654JRZ?qs=sGAEpiMZZMuYYilu8wI%252BZxvtRgn7Gyq85TUdTi5Z3PI%3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ve</text:p>
          </table:table-cell>
          <table:table-cell office:value-type="string" table:style-name="ce1">
            <text:p>Op-amp</text:p>
          </table:table-cell>
          <table:table-cell office:value-type="string" office:string-value="AD820" table:formula="of:=[.G83]" table:style-name="ce2">
            <text:p>AD82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OIC-8</text:p>
          </table:table-cell>
          <table:table-cell office:value-type="string" table:style-name="ce2">
            <text:p>IC8</text:p>
          </table:table-cell>
          <table:table-cell office:value-type="string" table:style-name="ce2">
            <text:p>AD820</text:p>
          </table:table-cell>
          <table:table-cell table:style-name="ce1"/>
          <table:table-cell office:value-type="float" office:value="1" table:formula="of:=IF(ISNA(VLOOKUP([.C83];[.$C$4:.$D$35];2;0));[.D83];[.D83]+VLOOKUP([.C83];[.$C$4:.$D$35];2;0))" table:style-name="ce1">
            <text:p>1</text:p>
          </table:table-cell>
          <table:table-cell office:value-type="string" table:style-name="ce1">
            <text:p>https://www.mouser.co.uk/ProductDetail/Analog-Devices/AD820ARZ?qs=sGAEpiMZZMvtNjJQt4UgLalm6EXZly%2FyMi%2FKu2hGgMY%3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Op-amp</text:p>
          </table:table-cell>
          <table:table-cell office:value-type="string" office:string-value="AD8656" table:formula="of:=[.G84]" table:style-name="ce2">
            <text:p>AD865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OIC-8</text:p>
          </table:table-cell>
          <table:table-cell office:value-type="string" table:style-name="ce2">
            <text:p>IC1</text:p>
          </table:table-cell>
          <table:table-cell office:value-type="string" table:style-name="ce2">
            <text:p>AD8656</text:p>
          </table:table-cell>
          <table:table-cell table:style-name="ce1"/>
          <table:table-cell office:value-type="float" office:value="1" table:formula="of:=IF(ISNA(VLOOKUP([.C84];[.$C$4:.$D$35];2;0));[.D84];[.D84]+VLOOKUP([.C84];[.$C$4:.$D$35];2;0))" table:style-name="ce1">
            <text:p>1</text:p>
          </table:table-cell>
          <table:table-cell office:value-type="string" table:style-name="ce1">
            <text:p>https://www.mouser.co.uk/ProductDetail/Analog-Devices/AD8656ARZ?qs=sGAEpiMZZMvtNjJQt4UgLalm6EXZly%2FyMDM85ilN7RM%3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ve</text:p>
          </table:table-cell>
          <table:table-cell office:value-type="string" table:style-name="ce1">
            <text:p>Op-amp</text:p>
          </table:table-cell>
          <table:table-cell office:value-type="string" office:string-value="LF356" table:formula="of:=[.G85]" table:style-name="ce2">
            <text:p>LF35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OIC-8</text:p>
          </table:table-cell>
          <table:table-cell office:value-type="string" table:style-name="ce2">
            <text:p>IC10, IC11</text:p>
          </table:table-cell>
          <table:table-cell office:value-type="string" table:style-name="ce2">
            <text:p>LF356</text:p>
          </table:table-cell>
          <table:table-cell table:style-name="ce1"/>
          <table:table-cell office:value-type="float" office:value="2" table:formula="of:=IF(ISNA(VLOOKUP([.C85];[.$C$4:.$D$35];2;0));[.D85];[.D85]+VLOOKUP([.C85];[.$C$4:.$D$35];2;0))" table:style-name="ce1">
            <text:p>2</text:p>
          </table:table-cell>
          <table:table-cell office:value-type="string" table:style-name="ce1">
            <text:p>https://www.mouser.co.uk/ProductDetail/Texas-Instruments/LF356MX-NOPB?qs=sGAEpiMZZMtCHixnSjNA6JlKxGj6zye%252B3kPYrTUBOxA%3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Comparator</text:p>
          </table:table-cell>
          <table:table-cell office:value-type="string" office:string-value="LM311D" table:formula="of:=[.G86]" table:style-name="ce2">
            <text:p>LM311D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OIC-8</text:p>
          </table:table-cell>
          <table:table-cell office:value-type="string" table:style-name="ce2">
            <text:p>IC2</text:p>
          </table:table-cell>
          <table:table-cell office:value-type="string" table:style-name="ce2">
            <text:p>LM311D</text:p>
          </table:table-cell>
          <table:table-cell table:style-name="ce1"/>
          <table:table-cell office:value-type="float" office:value="1" table:formula="of:=IF(ISNA(VLOOKUP([.C86];[.$C$4:.$D$35];2;0));[.D86];[.D86]+VLOOKUP([.C86];[.$C$4:.$D$35];2;0))" table:style-name="ce1">
            <text:p>1</text:p>
          </table:table-cell>
          <table:table-cell office:value-type="string" table:style-name="ce1">
            <text:p>https://www.mouser.co.uk/ProductDetail/Texas-Instruments/LM311D?qs=sGAEpiMZZMuayl%2FEk2kXcddlv8%252BlGbVF6YtDpbkEsqU%3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NPN darlington</text:p>
          </table:table-cell>
          <table:table-cell office:value-type="string" office:string-value="MMBTA13LT1" table:formula="of:=[.G87]" table:style-name="ce2">
            <text:p>MMBTA13LT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OT23</text:p>
          </table:table-cell>
          <table:table-cell office:value-type="string" table:style-name="ce2">
            <text:p>Q1</text:p>
          </table:table-cell>
          <table:table-cell office:value-type="string" table:style-name="ce2">
            <text:p>MMBTA13LT1</text:p>
          </table:table-cell>
          <table:table-cell table:style-name="ce1"/>
          <table:table-cell office:value-type="float" office:value="1" table:formula="of:=IF(ISNA(VLOOKUP([.C87];[.$C$4:.$D$35];2;0));[.D87];[.D87]+VLOOKUP([.C87];[.$C$4:.$D$35];2;0))" table:style-name="ce1">
            <text:p>1</text:p>
          </table:table-cell>
          <table:table-cell office:value-type="string" table:style-name="ce1">
            <text:p>https://www.mouser.co.uk/ProductDetail/ON-Semiconductor/MMBTA13LT1G?qs=sGAEpiMZZMshyDBzk1%2FWi%2F4aCh%2FIK8aMDPb6Sl1N4Jo%3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Zener Diode</text:p>
          </table:table-cell>
          <table:table-cell office:value-type="string" table:style-name="ce2">
            <text:p>1.25V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OT23</text:p>
          </table:table-cell>
          <table:table-cell office:value-type="string" table:style-name="ce2">
            <text:p>D1</text:p>
          </table:table-cell>
          <table:table-cell office:value-type="string" table:style-name="ce2">
            <text:p>MAX6006</text:p>
          </table:table-cell>
          <table:table-cell table:style-name="ce1"/>
          <table:table-cell office:value-type="float" office:value="1" table:formula="of:=IF(ISNA(VLOOKUP([.C88];[.$C$4:.$D$35];2;0));[.D88];[.D88]+VLOOKUP([.C88];[.$C$4:.$D$35];2;0))" table:style-name="ce1">
            <text:p>1</text:p>
          </table:table-cell>
          <table:table-cell office:value-type="string" table:style-name="ce1">
            <text:p>https://www.mouser.co.uk/ProductDetail/Maxim-Integrated/MAX6006AEUR%2bT?qs=sGAEpiMZZMuBck1X%252B7j9fL8kLNOp2mBRVTai%2Fv%2Fxus0%3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Zener Diode</text:p>
          </table:table-cell>
          <table:table-cell office:value-type="string" table:style-name="ce2">
            <text:p>2.5V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OT23</text:p>
          </table:table-cell>
          <table:table-cell office:value-type="string" table:style-name="ce2">
            <text:p>D7</text:p>
          </table:table-cell>
          <table:table-cell office:value-type="string" table:style-name="ce2">
            <text:p>LM4040</text:p>
          </table:table-cell>
          <table:table-cell table:style-name="ce1"/>
          <table:table-cell office:value-type="float" office:value="1" table:formula="of:=IF(ISNA(VLOOKUP([.C89];[.$C$4:.$D$35];2;0));[.D89];[.D89]+VLOOKUP([.C89];[.$C$4:.$D$35];2;0))" table:style-name="ce1">
            <text:p>1</text:p>
          </table:table-cell>
          <table:table-cell office:value-type="string" table:style-name="ce1">
            <text:p>https://www.mouser.co.uk/ProductDetail/Diodes-Incorporated/LM4040C25QFTA?qs=sGAEpiMZZMuBck1X%252B7j9fLKMhjtGDafc%2F6dFBK%252Banbo%3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Schottky</text:p>
          </table:table-cell>
          <table:table-cell office:value-type="string" office:string-value="BAS70" table:formula="of:=[.G90]" table:style-name="ce2">
            <text:p>BAS70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SOT23</text:p>
          </table:table-cell>
          <table:table-cell office:value-type="string" table:style-name="ce2">
            <text:p>D5, D6</text:p>
          </table:table-cell>
          <table:table-cell office:value-type="string" table:style-name="ce2">
            <text:p>BAS70</text:p>
          </table:table-cell>
          <table:table-cell table:style-name="ce1"/>
          <table:table-cell office:value-type="float" office:value="11" table:formula="of:=IF(ISNA(VLOOKUP([.C90];[.$C$4:.$D$35];2;0));[.D90];[.D90]+VLOOKUP([.C90];[.$C$4:.$D$35];2;0))" table:style-name="ce1">
            <text:p>11</text:p>
          </table:table-cell>
          <table:table-cell office:value-type="string" table:style-name="ce1">
            <text:p>https://www.mouser.co.uk/ProductDetail/Diodes-Incorporated/BAS70-7-F?qs=sGAEpiMZZMtQ8nqTKtFS%2FF6vccFSrWEEFVRWzoL3rL8%3D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style-name="ce3"/>
          <table:table-cell table:style-name="ce2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NOT LISTED HER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C1, the transimpedance feedback capacitor marked DNI</text:p>
          </table:table-cell>
          <table:table-cell table:number-columns-repeated="16382" table:style-name="ce1"/>
        </table:table-row>
        <table:table-row table:number-rows-repeated="104848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itch, Noah J</dc:creator>
    <meta:creation-date>2019-08-19T15:35:34Z</meta:creation-date>
    <dc:date>2019-08-22T14:39:22Z</dc:date>
    <meta:editing-cycles>5</meta:editing-cycles>
    <meta:editing-duration>PT2117S</meta:editing-duration>
  </office:meta>
</office:document-meta>
</file>